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Microsoft YaHei" svg:font-family="Microsoft YaHei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justify">
        <style:tab-stops>
          <style:tab-stop style:type="right" style:position="10.5333in"/>
        </style:tab-stops>
      </style:paragraph-properties>
      <style:text-properties fo:letter-spacing="-0.002in"/>
    </style:style>
    <style:style style:name="P15" style:parent-style-name="Normal" style:family="paragraph">
      <style:paragraph-properties fo:text-align="justify">
        <style:tab-stops>
          <style:tab-stop style:type="right" style:position="10.5333in"/>
        </style:tab-stops>
      </style:paragraph-properties>
      <style:text-properties fo:letter-spacing="-0.002in"/>
    </style:style>
    <style:style style:name="P16" style:parent-style-name="Normal" style:family="paragraph">
      <style:paragraph-properties fo:text-align="justify"/>
      <style:text-properties fo:font-weight="bold" style:font-weight-asian="bold" fo:letter-spacing="-0.002in"/>
    </style:style>
    <style:style style:name="P17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18" style:parent-style-name="Titre1" style:family="paragraph">
      <style:paragraph-properties fo:border="0.0069in solid #000000" fo:padding="0.0694in" style:shadow="#000000 0.0069in 0.0069in" fo:margin-left="0.5909in" fo:margin-right="0.5909in">
        <style:tab-stops/>
      </style:paragraph-properties>
    </style:style>
    <style:style style:name="P19" style:parent-style-name="Normal" style:family="paragraph">
      <style:paragraph-properties fo:text-align="justify"/>
      <style:text-properties fo:font-size="11pt" style:font-size-asian="11pt"/>
    </style:style>
    <style:style style:name="P20" style:parent-style-name="Normal" style:family="paragraph">
      <style:paragraph-properties fo:text-align="justify"/>
      <style:text-properties fo:font-size="11pt" style:font-size-asian="11pt"/>
    </style:style>
    <style:style style:name="TableColumn22" style:family="table-column">
      <style:table-column-properties style:column-width="1.0597in" style:use-optimal-column-width="false"/>
    </style:style>
    <style:style style:name="TableColumn23" style:family="table-column">
      <style:table-column-properties style:column-width="3.15in" style:use-optimal-column-width="false"/>
    </style:style>
    <style:style style:name="TableColumn24" style:family="table-column">
      <style:table-column-properties style:column-width="3.15in" style:use-optimal-column-width="false"/>
    </style:style>
    <style:style style:name="TableColumn25" style:family="table-column">
      <style:table-column-properties style:column-width="3.15in" style:use-optimal-column-width="false"/>
    </style:style>
    <style:style style:name="Table21" style:family="table">
      <style:table-properties style:width="10.5097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/>
      <style:text-properties fo:font-weight="bold" style:font-weight-asian="bold" fo:font-size="11pt" style:font-size-asian="11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/>
      <style:text-properties fo:font-weight="bold" style:font-weight-asian="bold" fo:font-size="11pt" style:font-size-asian="11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/>
      <style:text-properties fo:font-weight="bold" style:font-weight-asian="bold" fo:font-size="11pt" style:font-size-asian="11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/>
      <style:text-properties fo:font-weight="bold" style:font-weight-asian="bold" fo:font-size="11pt" style:font-size-asian="11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justify"/>
      <style:text-properties fo:font-size="11pt" style:font-size-asian="11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39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40" style:parent-style-name="Policepardéfaut" style:family="text">
      <style:text-properties fo:font-size="10.5pt" style:font-size-asian="10.5pt" style:font-size-complex="10.5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42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43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44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45" style:parent-style-name="Policepardéfaut" style:family="text">
      <style:text-properties fo:font-size="10.5pt" style:font-size-asian="10.5pt" style:font-size-complex="10.5pt"/>
    </style:style>
    <style:style style:name="T46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fo:font-size="10.5pt" style:font-size-asian="10.5pt" style:font-size-complex="10.5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justify"/>
      <style:text-properties fo:font-size="11pt" style:font-size-asian="11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justify"/>
      <style:text-properties fo:font-size="11pt" style:font-size-asian="11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54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55" style:parent-style-name="Policepardéfaut" style:family="text">
      <style:text-properties fo:font-size="10.5pt" style:font-size-asian="10.5pt" style:font-size-complex="10.5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57" style:parent-style-name="Policepardéfaut" style:family="text">
      <style:text-properties fo:font-size="10.5pt" style:font-size-asian="10.5pt" style:font-size-complex="10.5pt"/>
    </style:style>
    <style:style style:name="T58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59" style:parent-style-name="Policepardéfaut" style:family="text">
      <style:text-properties fo:font-size="10.5pt" style:font-size-asian="10.5pt" style:font-size-complex="10.5pt"/>
    </style:style>
    <style:style style:name="T60" style:parent-style-name="Policepardéfaut" style:family="text">
      <style:text-properties fo:font-size="10.5pt" style:font-size-asian="10.5pt" style:font-size-complex="10.5pt"/>
    </style:style>
    <style:style style:name="T61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62" style:parent-style-name="Policepardéfaut" style:family="text">
      <style:text-properties fo:font-size="10.5pt" style:font-size-asian="10.5pt" style:font-size-complex="10.5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justify"/>
      <style:text-properties fo:font-size="11pt" style:font-size-asian="11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justify"/>
      <style:text-properties fo:font-size="11pt" style:font-size-asian="11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TableContents" style:family="paragraph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70" style:parent-style-name="Policepardéfaut" style:family="text">
      <style:text-properties fo:font-size="10.5pt" style:font-size-asian="10.5pt" style:font-size-complex="10.5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TableContents" style:family="paragraph">
      <style:text-properties fo:font-size="10.5pt" style:font-size-asian="10.5pt" style:font-size-complex="10.5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justify"/>
      <style:text-properties fo:font-size="11pt" style:font-size-asian="11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justify"/>
      <style:text-properties fo:font-size="11pt" style:font-size-asian="11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TableContents" style:family="paragraph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80" style:parent-style-name="Policepardéfaut" style:family="text">
      <style:text-properties fo:font-size="10.5pt" style:font-size-asian="10.5pt" style:font-size-complex="10.5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82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83" style:parent-style-name="Policepardéfaut" style:family="text">
      <style:text-properties fo:font-size="10.5pt" style:font-size-asian="10.5pt" style:font-size-complex="10.5pt"/>
    </style:style>
    <style:style style:name="T84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85" style:parent-style-name="Policepardéfaut" style:family="text">
      <style:text-properties fo:font-size="10.5pt" style:font-size-asian="10.5pt" style:font-size-complex="10.5pt"/>
    </style:style>
    <style:style style:name="T86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87" style:parent-style-name="Policepardéfaut" style:family="text">
      <style:text-properties fo:font-size="10.5pt" style:font-size-asian="10.5pt" style:font-size-complex="10.5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justify"/>
      <style:text-properties fo:font-size="11pt" style:font-size-asian="11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justify"/>
      <style:text-properties fo:font-size="11pt" style:font-size-asian="11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94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95" style:parent-style-name="Policepardéfaut" style:family="text">
      <style:text-properties fo:font-size="10.5pt" style:font-size-asian="10.5pt" style:font-size-complex="10.5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97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98" style:parent-style-name="Policepardéfaut" style:family="text">
      <style:text-properties fo:font-size="10.5pt" style:font-size-asian="10.5pt" style:font-size-complex="10.5pt"/>
    </style:style>
    <style:style style:name="T99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00" style:parent-style-name="Policepardéfaut" style:family="text">
      <style:text-properties fo:font-size="10.5pt" style:font-size-asian="10.5pt" style:font-size-complex="10.5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justify"/>
      <style:text-properties fo:font-size="11pt" style:font-size-asian="11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justify"/>
      <style:text-properties fo:font-size="11pt" style:font-size-asian="11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T107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08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09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10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11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12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13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14" style:parent-style-name="Policepardéfaut" style:family="text">
      <style:text-properties fo:font-size="10.5pt" style:font-size-asian="10.5pt" style:font-size-complex="10.5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116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17" style:parent-style-name="Policepardéfaut" style:family="text">
      <style:text-properties fo:font-size="10.5pt" style:font-size-asian="10.5pt" style:font-size-complex="10.5pt"/>
    </style:style>
    <style:style style:name="T118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19" style:parent-style-name="Policepardéfaut" style:family="text">
      <style:text-properties fo:font-size="10.5pt" style:font-size-asian="10.5pt" style:font-size-complex="10.5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justify"/>
      <style:text-properties fo:font-size="11pt" style:font-size-asian="11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justify"/>
      <style:text-properties fo:font-size="11pt" style:font-size-asian="11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T126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27" style:parent-style-name="Policepardéfaut" style:family="text">
      <style:text-properties fo:font-size="10.5pt" style:font-size-asian="10.5pt" style:font-size-complex="10.5pt"/>
    </style:style>
    <style:style style:name="T128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29" style:parent-style-name="Policepardéfaut" style:family="text">
      <style:text-properties fo:font-size="10.5pt" style:font-size-asian="10.5pt" style:font-size-complex="10.5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T131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32" style:parent-style-name="Policepardéfaut" style:family="text">
      <style:text-properties fo:font-size="10.5pt" style:font-size-asian="10.5pt" style:font-size-complex="10.5pt"/>
    </style:style>
    <style:style style:name="T133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34" style:parent-style-name="Policepardéfaut" style:family="text">
      <style:text-properties fo:font-size="10.5pt" style:font-size-asian="10.5pt" style:font-size-complex="10.5pt"/>
    </style:style>
    <style:style style:name="T135" style:parent-style-name="Policepardéfaut" style:family="text">
      <style:text-properties fo:font-size="10.5pt" style:font-size-asian="10.5pt" style:font-size-complex="10.5pt"/>
    </style:style>
    <style:style style:name="T136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37" style:parent-style-name="Policepardéfaut" style:family="text">
      <style:text-properties fo:font-size="10.5pt" style:font-size-asian="10.5pt" style:font-size-complex="10.5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justify"/>
      <style:text-properties fo:font-size="11pt" style:font-size-asian="11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justify"/>
      <style:text-properties fo:font-size="11pt" style:font-size-asian="11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T144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45" style:parent-style-name="Policepardéfaut" style:family="text">
      <style:text-properties fo:font-size="10.5pt" style:font-size-asian="10.5pt" style:font-size-complex="10.5pt"/>
    </style:style>
    <style:style style:name="T146" style:parent-style-name="Policepardéfaut" style:family="text">
      <style:text-properties fo:font-size="10.5pt" style:font-size-asian="10.5pt" style:font-size-complex="10.5pt"/>
    </style:style>
    <style:style style:name="T147" style:parent-style-name="Policepardéfaut" style:family="text">
      <style:text-properties fo:font-size="10.5pt" style:font-size-asian="10.5pt" style:font-size-complex="10.5pt"/>
    </style:style>
    <style:style style:name="T148" style:parent-style-name="Policepardéfaut" style:family="text">
      <style:text-properties fo:font-size="10.5pt" style:font-size-asian="10.5pt" style:font-size-complex="10.5pt"/>
    </style:style>
    <style:style style:name="T149" style:parent-style-name="Policepardéfaut" style:family="text">
      <style:text-properties fo:font-size="10.5pt" style:font-size-asian="10.5pt" style:font-size-complex="10.5pt"/>
    </style:style>
    <style:style style:name="T150" style:parent-style-name="Policepardéfaut" style:family="text">
      <style:text-properties fo:font-size="10.5pt" style:font-size-asian="10.5pt" style:font-size-complex="10.5pt"/>
    </style:style>
    <style:style style:name="P151" style:parent-style-name="Normal" style:family="paragraph">
      <style:text-properties fo:font-size="10.5pt" style:font-size-asian="10.5pt" style:font-size-complex="10.5pt"/>
    </style:style>
    <style:style style:name="P15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justify"/>
      <style:text-properties fo:font-size="11pt" style:font-size-asian="11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justify"/>
      <style:text-properties fo:font-size="11pt" style:font-size-asian="11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justify"/>
      <style:text-properties fo:font-size="11pt" style:font-size-asian="11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justify"/>
      <style:text-properties fo:font-size="11pt" style:font-size-asian="11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justify"/>
      <style:text-properties fo:font-size="11pt" style:font-size-asian="11pt"/>
    </style:style>
    <style:style style:name="P172" style:parent-style-name="Normal" style:family="paragraph">
      <style:paragraph-properties fo:text-align="justify"/>
      <style:text-properties fo:font-size="11pt" style:font-size-asian="11pt"/>
    </style:style>
  </office:automatic-styles>
  <office:body>
    <office:text text:use-soft-page-breaks="true">
      <text:p text:style-name="P1">Université de Pau et des Pays de l'Adour - IUT DE BAYONNE - PAYS-BASQUE<text:tab/>année 2015-2016</text:p>
      <text:p text:style-name="P15">Département Informatique<text:tab/>M2105 – Introduction aux Interfaces Homme-Machine</text:p>
      <text:p text:style-name="P16"/>
      <text:p text:style-name="P17">Compte-rendu de TP<text:s/>n°1 – Formes d’interaction</text:p>
      <text:h text:style-name="P18" text:outline-level="1">GRAGLIA Valentin <text:s text:c="2"/>- Groupe TP n° 05</text:h>
      <text:p text:style-name="P19"/>
      <text:p text:style-name="P20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N°</text:p>
          </table:table-cell>
          <table:table-cell table:style-name="TableCell29">
            <text:p text:style-name="P30">Formes d’interaction + Justification</text:p>
          </table:table-cell>
          <table:table-cell table:style-name="TableCell31">
            <text:p text:style-name="P32">Rétroaction + Justification</text:p>
          </table:table-cell>
          <table:table-cell table:style-name="TableCell33">
            <text:p text:style-name="P34">Remarque/Question complémentaires</text:p>
          </table:table-cell>
        </table:table-row>
        <table:table-row table:style-name="TableRow35">
          <table:table-cell table:style-name="TableCell36">
            <text:p text:style-name="P37">1a</text:p>
          </table:table-cell>
          <table:table-cell table:style-name="TableCell38">
            <text:p text:style-name="Normal"><text:span text:style-name="T39">Interface graphique et manipulation directe :</text:span><text:span text:style-name="T40"><text:s/>L'utilisateur peut utiliser le Drag and Drop au moyen du pointeur souris.</text:span></text:p>
          </table:table-cell>
          <table:table-cell table:style-name="TableCell41">
            <text:p text:style-name="Normal"><text:span text:style-name="T42">Syntaxiqu</text:span><text:span text:style-name="T43">e<text:s/></text:span><text:span text:style-name="T44">:</text:span><text:span text:style-name="T45"><text:s/>Erreur lors de certaines validation.<text:s/></text:span><text:span text:style-name="T46">Lexicale :</text:span><text:span text:style-name="T47"><text:s/>Certains objets ne pouvant être déplacés ne peuvent pas être manipulés. Ces objets sont identifiés à l'avance.</text:span>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1b</text:p>
          </table:table-cell>
          <table:table-cell table:style-name="TableCell53">
            <text:p text:style-name="Normal"><text:span text:style-name="T54">Interface graphique et manipulation directe :<text:s/></text:span><text:span text:style-name="T55">L'utilisateur peut utiliser le Drag and Drop en déplaçant à la souris le fichier.</text:span></text:p>
          </table:table-cell>
          <table:table-cell table:style-name="TableCell56">
            <text:p text:style-name="Normal"><text:span text:style-name="T57">C'est une rétroaction<text:s/></text:span><text:span text:style-name="T58">syntaxique</text:span><text:span text:style-name="T59">, ce</text:span><text:span text:style-name="T60">rtaines actions sont invalides.</text:span></text:p>
            <text:p text:style-name="Normal"><text:span text:style-name="T61">Sémantique :</text:span><text:span text:style-name="T62"><text:s/>il affiche un message d'erreur si elle est invalide.</text:span>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2a</text:p>
          </table:table-cell>
          <table:table-cell table:style-name="TableCell68">
            <text:p text:style-name="P69">Interface textuelle avec langage de commande :</text:p>
            <text:p text:style-name="Normal"><text:span text:style-name="T70">L'utilisateur n'a pas de pointeur et utilise des commandes pour interagir avec la machine.</text:span></text:p>
          </table:table-cell>
          <table:table-cell table:style-name="TableCell71">
            <text:p text:style-name="P72">Aucune rétroaction</text:p>
            <text:p text:style-name="Normal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2b</text:p>
          </table:table-cell>
          <table:table-cell table:style-name="TableCell78">
            <text:p text:style-name="P79">Interface textuelle avec langage de commande :</text:p>
            <text:p text:style-name="Normal"><text:span text:style-name="T80">L'utilisateur n'a pas de pointeur et utilise des commandes pour interagir avec la machine.</text:span></text:p>
          </table:table-cell>
          <table:table-cell table:style-name="TableCell81">
            <text:p text:style-name="Normal"><text:span text:style-name="T82">Rétroaction syntaxique :</text:span><text:span text:style-name="T83"><text:s/>les erreurs ne sont détectées qu'après validation de l'utilisateur.<text:s/></text:span><text:span text:style-name="T84">Sémantique :</text:span><text:span text:style-name="T85"><text:s/>Une confirmation est demandée avant l’exécution de la commande.</text:span></text:p>
            <text:p text:style-name="Normal"><text:span text:style-name="T86">Lexicale :</text:span><text:span text:style-name="T87"><text:s/>on a la complétion automatique des mots</text:span>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3</text:p>
          </table:table-cell>
          <table:table-cell table:style-name="TableCell93">
            <text:p text:style-name="Normal"><text:span text:style-name="T94">Interface graphique et désignation :</text:span><text:span text:style-name="T95"><text:s/>On ne manipule pas les photos mais on peut les changer à l'aide des boutons.</text:span></text:p>
          </table:table-cell>
          <table:table-cell table:style-name="TableCell96">
            <text:p text:style-name="TableContents"><text:span text:style-name="T97">Sémantique :</text:span><text:span text:style-name="T98"><text:s/>parce que le pointeur de souris change.</text:span></text:p>
            <text:p text:style-name="Normal"><text:span text:style-name="T99">Lexicale :</text:span><text:span text:style-name="T100"><text:s/>Car on voit à quoi correspond le numéro entré</text:span>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4</text:p>
          </table:table-cell>
          <table:table-cell table:style-name="TableCell106">
            <text:p text:style-name="Normal"><text:span text:style-name="T107">Interface graphique et désignation</text:span><text:span text:style-name="T108"><text:s/></text:span><text:span text:style-name="T109">in</text:span><text:span text:style-name="T110">directe</text:span><text:span text:style-name="T111"> </text:span><text:span text:style-name="T112">+ directe<text:s/></text:span><text:span text:style-name="T113">:</text:span><text:span text:style-name="T114"><text:s/>On manipule les couleurs de l'image avec la souris ou avec les codes entrés au clavier</text:span></text:p>
          </table:table-cell>
          <table:table-cell table:style-name="TableCell115">
            <text:p text:style-name="TableContents"><text:span text:style-name="T116">Lexical :</text:span><text:span text:style-name="T117"><text:s/>Possible de rentrer les couleurs soit même.</text:span></text:p>
            <text:p text:style-name="Normal"><text:span text:style-name="T118">Sémantique :</text:span><text:span text:style-name="T119"><text:s/>car le résultat est indiqué dans un petit carré &amp; le pointeur de la souris change</text:span>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5</text:p>
          </table:table-cell>
          <table:table-cell table:style-name="TableCell125">
            <text:p text:style-name="Normal"><text:span text:style-name="T126">Désignation directe :</text:span><text:span text:style-name="T127"><text:s/>On peut saisir le salaire à travers les champs</text:span></text:p>
            <text:soft-page-break/>
            <text:p text:style-name="Normal"><text:span text:style-name="T128">Désignation indirecte :</text:span><text:span text:style-name="T129"><text:s/>Les informations se mettent à jour automatiquement.</text:span></text:p>
          </table:table-cell>
          <table:table-cell table:style-name="TableCell130">
            <text:p text:style-name="TableContents"><text:span text:style-name="T131">Syntaxique :</text:span><text:span text:style-name="T132"><text:s/>Il y a des règles car on ne peut pas taper n'importe quoi</text:span></text:p>
            <text:soft-page-break/>
            <text:p text:style-name="TableContents"><text:span text:style-name="T133">Lexicale :</text:span><text:span text:style-name="T134"><text:s/>on comprend bien ce qui doit être fait</text:span></text:p>
            <text:p text:style-name="Normal"><text:span text:style-name="T135">Pour quelqu'un qui n'y connaît rien ce n'est<text:s/></text:span><text:span text:style-name="T136">pas sémantique</text:span><text:span text:style-name="T137"> !</text:span></text:p>
          </table:table-cell>
          <table:table-cell table:style-name="TableCell138">
            <text:p text:style-name="P139"/>
          </table:table-cell>
        </table:table-row>
        <text:soft-page-break/>
        <table:table-row table:style-name="TableRow140">
          <table:table-cell table:style-name="TableCell141">
            <text:p text:style-name="P142">6</text:p>
          </table:table-cell>
          <table:table-cell table:style-name="TableCell143">
            <text:p text:style-name="Normal"><text:span text:style-name="T144">Désignation directe :</text:span><text:span text:style-name="T145"><text:s/>On peut saisir le</text:span><text:span text:style-name="T146">s</text:span><text:span text:style-name="T147"><text:s/></text:span><text:span text:style-name="T148">nombres</text:span><text:span text:style-name="T149"><text:s/></text:span><text:span text:style-name="T150">avec les boutons.</text:span></text:p>
            <text:p text:style-name="P151">Désignation indirecte : La saisie<text:s/>se met à jour automatiquement.</text:p>
            <text:p text:style-name="P152"/>
          </table:table-cell>
          <table:table-cell table:style-name="TableCell153">
            <text:p text:style-name="Normal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Normal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Normal"/>
          </table:table-cell>
          <table:table-cell table:style-name="TableCell170">
            <text:p text:style-name="P171"/>
          </table:table-cell>
        </table:table-row>
      </table:table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Microsoft YaHei" svg:font-family="Microsoft YaHei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text-align="center"/>
      <style:text-properties fo:font-weight="bold" style:font-weight-asian="bold" style:font-weight-complex="bold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text-align="justify"/>
      <style:text-properties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steàpuces" style:display-name="Liste à puces" style:family="paragraph" style:parent-style-name="Normal" style:list-style-name="LFO13">
      <style:paragraph-properties fo:text-align="justify"/>
      <style:text-properties style:font-name="Times" style:font-name-complex="Times" fo:hyphenate="false"/>
    </style:style>
    <style:style style:name="op_txt_p" style:display-name="op_txt_p" style:family="paragraph" style:parent-style-name="Normal">
      <style:paragraph-properties fo:margin-top="0.0694in" fo:margin-bottom="0.0694in"/>
      <style:text-properties fo:font-size="12pt" style:font-size-asian="12pt" style:font-size-complex="12pt" fo:hyphenate="false"/>
    </style:style>
    <style:style style:name="Standard" style:display-name="Standard" style:family="paragraph">
      <style:paragraph-properties style:text-autospace="none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Mangal" style:font-name-asian="Microsoft YaHei" style:font-name-complex="Mangal" fo:font-style="italic" style:font-style-asian="italic" style:font-style-complex="italic" fo:color="#000000" fo:font-size="24pt" style:font-size-asian="24pt" style:font-size-complex="24pt"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umérodepage" style:display-name="Numéro de page" style:family="text"/>
    <style:style style:name="TableContents" style:display-name="Table Contents" style:family="paragraph" style:parent-style-name="Standard">
      <style:paragraph-properties fo:widows="0" fo:orphans="0" text:number-lines="false" style:text-autospace="ideograph-alpha">
        <style:tab-stops/>
      </style:paragraph-properties>
      <style:text-properties style:font-name="Times New Roman" style:font-name-asian="SimSun" fo:font-style="normal" style:font-style-asian="normal" style:font-style-complex="normal" style:use-window-font-color="true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WW_CharLFO1LVL1" style:family="text">
      <style:text-properties style:font-name="Symbol"/>
    </style:style>
    <text:list-style style:name="LFO13" style:display-name="LFO13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513in" fo:margin-bottom="0.5in" fo:margin-right="0.551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margin-right="-0.0006in">
        <style:tab-stops>
          <style:tab-stop style:type="center" style:position="5.0208in"/>
          <style:tab-stop style:type="right" style:position="10.5333in"/>
        </style:tab-stops>
      </style:paragraph-properties>
    </style:style>
    <style:style style:name="T3" style:parent-style-name="Policepardéfaut" style:family="text">
      <style:text-properties fo:font-size="8pt" style:font-size-asian="8pt"/>
    </style:style>
    <style:style style:name="T4" style:parent-style-name="Policepardéfaut" style:family="text">
      <style:text-properties fo:font-size="8pt" style:font-size-asian="8pt"/>
    </style:style>
    <style:style style:name="T5" style:parent-style-name="Policepardéfaut" style:family="text">
      <style:text-properties fo:font-size="8pt" style:font-size-asian="8pt"/>
    </style:style>
    <style:style style:name="T6" style:parent-style-name="Policepardéfaut" style:family="text">
      <style:text-properties fo:letter-spacing="-0.002in" fo:font-size="8pt" style:font-size-asian="8pt"/>
    </style:style>
    <style:style style:name="P7" style:parent-style-name="Pieddepage" style:family="paragraph">
      <style:paragraph-properties fo:margin-right="-0.0006in">
        <style:tab-stops>
          <style:tab-stop style:type="center" style:position="5.0208in"/>
          <style:tab-stop style:type="right" style:position="10.5333in"/>
        </style:tab-stops>
      </style:paragraph-properties>
    </style:style>
    <style:style style:name="T8" style:parent-style-name="Policepardéfaut" style:family="text">
      <style:text-properties fo:font-size="8pt" style:font-size-asian="8pt"/>
    </style:style>
    <style:style style:name="T9" style:parent-style-name="Policepardéfaut" style:family="text">
      <style:text-properties fo:font-size="8pt" style:font-size-asian="8pt"/>
    </style:style>
    <style:style style:name="T10" style:parent-style-name="Numérodepage" style:family="text">
      <style:text-properties fo:font-weight="bold" style:font-weight-asian="bold" fo:font-size="8pt" style:font-size-asian="8pt"/>
    </style:style>
    <style:style style:name="T11" style:parent-style-name="Numérodepage" style:family="text">
      <style:text-properties fo:font-size="8pt" style:font-size-asian="8pt"/>
    </style:style>
    <style:style style:name="T12" style:parent-style-name="Numérodepage" style:family="text">
      <style:text-properties fo:font-size="8pt" style:font-size-asian="8pt"/>
    </style:style>
    <style:style style:name="T13" style:parent-style-name="Policepardéfaut" style:family="text">
      <style:text-properties fo:font-size="8pt" style:font-size-asian="8pt"/>
    </style:style>
    <style:style style:name="T14" style:parent-style-name="Policepardéfaut" style:family="text">
      <style:text-properties fo:font-size="8pt" style:font-size-asian="8pt"/>
    </style:style>
  </office:automatic-styles>
  <office:master-styles>
    <style:master-page style:name="MP0" style:page-layout-name="PL0">
      <style:footer>
        <text:p text:style-name="P2"><text:span text:style-name="T3">IUT de Bayonne - Pays Basque <text:s/>- Département Informatique</text:span><text:span text:style-name="T4"><text:tab/></text:span><text:span text:style-name="T5"><text:tab/></text:span><text:span text:style-name="T6">M2105 – Introduction aux IHM – semestre 2</text:span></text:p>
        <text:p text:style-name="P7"><text:span text:style-name="T8">Année Universitaire 2015-2016</text:span><text:span text:style-name="T9"><text:tab/></text:span><text:span text:style-name="T10"><text:page-number text:fixed="false">2</text:page-number></text:span><text:span text:style-name="T11"><text:s/>/<text:s/></text:span><text:span text:style-name="T12"><text:page-count>2</text:page-count></text:span><text:span text:style-name="T13"><text:tab/>tp1 1 – Formes d’interactions</text:span><text:span text:style-name="T14"><text:tab/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STITUT UNIVERSITAIRE DE TECHNOLOGIE DE BAYONNE - PAYS-BASQUE</dc:title>
    <dc:subject/>
    <meta:initial-creator>Marcel DUBOUE</meta:initial-creator>
    <dc:creator>Valentin Graglia</dc:creator>
    <meta:creation-date>2016-03-18T14:03:00Z</meta:creation-date>
    <dc:date>2016-03-18T14:22:00Z</dc:date>
    <meta:print-date>2014-03-26T14:17:00Z</meta:print-date>
    <meta:template xlink:href="Normal.dotm" xlink:type="simple"/>
    <meta:editing-cycles>8</meta:editing-cycles>
    <meta:editing-duration>PT1200S</meta:editing-duration>
    <meta:document-statistic meta:page-count="2" meta:paragraph-count="4" meta:word-count="376" meta:character-count="2445" meta:row-count="17" meta:non-whitespace-character-count="2073"/>
  </office:meta>
</office:document-meta>
</file>